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8539</text:p>
      <text:p text:style-name="Standard">242290</text:p>
      <text:p text:style-name="Standard">174344</text:p>
      <text:p text:style-name="Standard">1238559</text:p>
      <text:p text:style-name="Standard">1214109</text:p>
      <text:p text:style-name="Standard">804471</text:p>
      <text:p text:style-name="Standard">50715</text:p>
      <text:p text:style-name="Standard">50456</text:p>
      <text:p text:style-name="Standard">50404</text:p>
      <text:p text:style-name="Standard">4610240</text:p>
      <text:p text:style-name="Standard">4533221</text:p>
      <text:p text:style-name="Standard">4464309</text:p>
      <text:p text:style-name="Standard">4455603</text:p>
      <text:p text:style-name="Standard">4373524</text:p>
      <text:p text:style-name="Standard">4213598</text:p>
      <text:p text:style-name="Standard">4140536</text:p>
      <text:p text:style-name="Standard">163671</text:p>
      <text:p text:style-name="Standard">1145173</text:p>
      <text:p text:style-name="Standard">1091336</text:p>
      <text:p text:style-name="Standard">4858081</text:p>
      <text:p text:style-name="Standard">4857935</text:p>
      <text:p text:style-name="Standard">4822777</text:p>
      <text:p text:style-name="Standard">4773919</text:p>
      <text:p text:style-name="Standard">4769918</text:p>
      <text:p text:style-name="Standard">4600858</text:p>
      <text:p text:style-name="Standard">4593531</text:p>
      <text:p text:style-name="Standard">4588538</text:p>
      <text:p text:style-name="Standard">4528816</text:p>
      <text:p text:style-name="Standard">4211976</text:p>
      <text:p text:style-name="Standard">4204938</text:p>
      <text:p text:style-name="Standard">4137302</text:p>
      <text:p text:style-name="Standard">4131532</text:p>
      <text:p text:style-name="Standard">4129995</text:p>
      <text:p text:style-name="Standard">4129090</text:p>
      <text:p text:style-name="Standard">4127150</text:p>
      <text:p text:style-name="Standard">5086110</text:p>
      <text:p text:style-name="Standard">4698864</text:p>
      <text:p text:style-name="Standard">4688664</text:p>
      <text:p text:style-name="Standard">4642227</text:p>
      <text:p text:style-name="Standard">4579130</text:p>
      <text:p text:style-name="Standard">4562603</text:p>
      <text:p text:style-name="Standard">4123231</text:p>
      <text:p text:style-name="Standard">4121377</text:p>
      <text:p text:style-name="Standard">4118119</text:p>
      <text:p text:style-name="Standard">5126869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rgan Beeby</meta:initial-creator>
    <meta:creation-date>2012-05-25T07:10:07</meta:creation-date>
    <meta:document-statistic meta:table-count="0" meta:image-count="0" meta:object-count="0" meta:page-count="1" meta:paragraph-count="45" meta:word-count="45" meta:character-count="303"/>
    <dc:date>2012-05-25T07:17:26</dc:date>
    <dc:creator>Morgan Beeby</dc:creator>
    <meta:editing-duration>PT7M22S</meta:editing-duration>
    <meta:editing-cycles>1</meta:editing-cycles>
    <meta:generator>LibreOffice/3.3$Unix LibreOffice_project/330m19$Build-401</meta:generator>
  </office:meta>
</office:document-meta>
</file>